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7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2.9299in"/>
    </style:style>
    <style:style style:name="co26" style:family="table-column">
      <style:table-column-properties fo:break-before="auto" style:column-width="1.3972in"/>
    </style:style>
    <style:style style:name="co18" style:family="table-column">
      <style:table-column-properties fo:break-before="auto" style:column-width="0.1957in"/>
    </style:style>
    <style:style style:name="co19" style:family="table-column">
      <style:table-column-properties fo:break-before="auto" style:column-width="0.3673in"/>
    </style:style>
    <style:style style:name="co20" style:family="table-column">
      <style:table-column-properties fo:break-before="auto" style:column-width="0.7217in"/>
    </style:style>
    <style:style style:name="co21" style:family="table-column">
      <style:table-column-properties fo:break-before="auto" style:column-width="0.5717in"/>
    </style:style>
    <style:style style:name="co22" style:family="table-column">
      <style:table-column-properties fo:break-before="auto" style:column-width="0.3138in"/>
    </style:style>
    <style:style style:name="co23" style:family="table-column">
      <style:table-column-properties fo:break-before="auto" style:column-width="0.6898in"/>
    </style:style>
    <style:style style:name="co24" style:family="table-column">
      <style:table-column-properties fo:break-before="auto" style:column-width="0.8819in"/>
    </style:style>
    <style:style style:name="co14" style:family="table-column">
      <style:table-column-properties fo:break-before="auto" style:column-width="0.9898in"/>
    </style:style>
    <style:style style:name="co31" style:family="table-column">
      <style:table-column-properties fo:break-before="auto" style:column-width="5.4925in"/>
    </style:style>
    <style:style style:name="co27" style:family="table-column">
      <style:table-column-properties fo:break-before="auto" style:column-width="0.8071in"/>
    </style:style>
    <style:style style:name="co28" style:family="table-column">
      <style:table-column-properties fo:break-before="auto" style:column-width="2.7264in"/>
    </style:style>
    <style:style style:name="co15" style:family="table-column">
      <style:table-column-properties fo:break-before="auto" style:column-width="7.7445in"/>
    </style:style>
    <style:style style:name="co16" style:family="table-column">
      <style:table-column-properties fo:break-before="auto" style:column-width="0.889in"/>
    </style:style>
    <style:style style:name="co29" style:family="table-column">
      <style:table-column-properties fo:break-before="auto" style:column-width="1.0398in"/>
    </style:style>
    <style:style style:name="co30" style:family="table-column">
      <style:table-column-properties fo:break-before="auto" style:column-width="2.1547in"/>
    </style:style>
    <style:style style:name="co32" style:family="table-column">
      <style:table-column-properties fo:break-before="auto" style:column-width="2.2835in"/>
    </style:style>
    <style:style style:name="co33" style:family="table-column">
      <style:table-column-properties fo:break-before="auto" style:column-width="0.2819in"/>
    </style:style>
    <style:style style:name="co34" style:family="table-column">
      <style:table-column-properties fo:break-before="auto" style:column-width="0.3161in"/>
    </style:style>
    <style:style style:name="co35" style:family="table-column">
      <style:table-column-properties fo:break-before="auto" style:column-width="0.5992in"/>
    </style:style>
    <style:style style:name="co36" style:family="table-column">
      <style:table-column-properties fo:break-before="auto" style:column-width="0.5543in"/>
    </style:style>
    <style:style style:name="co37" style:family="table-column">
      <style:table-column-properties fo:break-before="auto" style:column-width="9.5638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" style:family="table-cell" style:parent-style-name="Default">
      <style:text-properties style:text-position="" style:font-name="Liberation Sans" style:font-name-asian="Droid Sans" style:font-name-complex="Lohit Hindi"/>
    </style:style>
    <style:style style:name="ce6" style:family="table-cell" style:parent-style-name="Default" style:data-style-name="N99">
      <style:text-properties style:text-position=""/>
    </style:style>
    <style:style style:name="ce3" style:family="table-cell" style:parent-style-name="Default">
      <style:text-properties style:text-position="" style:font-name="Liberation Sans" style:font-name-asian="Droid Sans" style:font-name-complex="Lohit Hindi"/>
    </style:style>
    <style:style style:name="ce4" style:family="table-cell" style:parent-style-name="Default" style:data-style-name="N99">
      <style:text-properties style:text-position=""/>
    </style:style>
    <style:style style:name="ce7" style:family="table-cell" style:parent-style-name="Default" style:data-style-name="N0"/>
    <style:style style:name="ce8" style:family="table-cell" style:parent-style-name="Default">
      <style:text-properties fo:color="#ff3333"/>
    </style:style>
    <style:style style:name="ce9" style:family="table-cell" style:parent-style-name="Default">
      <style:text-properties style:font-name="Liberation Sans" style:font-name-asian="Droid Sans" style:font-name-complex="Lohit Hindi"/>
    </style:style>
    <style:style style:name="ce10" style:family="table-cell" style:parent-style-name="Default">
      <style:text-properties style:text-outline="false" style:text-line-through-style="none" style:font-name="Monospace" fo:font-size="9pt" fo:language="en" fo:country="US" fo:text-shadow="none" style:text-underline-style="none" fo:font-weight="normal" style:text-underline-mode="continuous" style:text-overline-mode="continuous" style:text-line-through-mode="continuous" style:font-name-asian="Monospace" style:font-size-asian="9pt" style:language-asian="en" style:country-asian="US" style:font-weight-asian="normal" style:font-name-complex="Monospace" style:font-size-complex="9pt" style:language-complex="en" style:country-complex="US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99"/>
    <style:style style:name="ce12" style:family="table-cell" style:parent-style-name="Default">
      <style:text-properties fo:color="#000000" style:text-outline="false" style:text-line-through-style="none" style:font-name="Monospac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Monospace" fo:font-size="9pt" style:font-name-asian="Monospace" style:font-size-asian="9pt" style:font-name-complex="Monospace" style:font-size-complex="9pt"/>
    </style:style>
    <style:style style:name="T2" style:family="text">
      <style:text-properties fo:color="#000000" style:font-name="Monospace" fo:font-size="9pt" fo:font-style="italic" style:font-name-asian="Monospace" style:font-size-asian="9pt" style:font-style-asian="italic" style:font-name-complex="Monospace" style:font-size-complex="9pt" style:font-style-complex="italic"/>
    </style:style>
    <style:style style:name="T3" style:family="text">
      <style:text-properties fo:color="#0000c0" style:font-name="Monospace" fo:font-size="9pt" style:font-name-asian="Monospace" style:font-size-asian="9pt" style:font-name-complex="Monospace" style:font-size-complex="9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9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37" table:default-cell-style-name="Default"/>
        <table:table-row table:style-name="ro1">
          <table:table-cell/>
          <table:table-cell office:value-type="string">
            <text:p>d</text:p>
          </table:table-cell>
          <table:table-cell office:value-type="string">
            <text:p>EXPLORATION</text:p>
          </table:table-cell>
          <table:table-cell office:value-type="string">
            <text:p>n</text:p>
          </table:table-cell>
          <table:table-cell office:value-type="string">
            <text:p>update</text:p>
          </table:table-cell>
          <table:table-cell office:value-type="string">
            <text:p>ga</text:p>
          </table:table-cell>
          <table:table-cell office:value-type="string">
            <text:p>crossover operator</text:p>
          </table:table-cell>
          <table:table-cell office:value-type="string">
            <text:p>sort population</text:p>
          </table:table-cell>
          <table:table-cell office:value-type="string">
            <text:p>ω</text:p>
          </table:table-cell>
          <table:table-cell office:value-type="string">
            <text:p># =&gt; [C]</text:p>
          </table:table-cell>
          <table:table-cell office:value-type="string">
            <text:p>cover</text:p>
          </table:table-cell>
          <table:table-cell office:value-type="string">
            <text:p>acc</text:p>
          </table:table-cell>
          <table:table-cell office:value-type="string">
            <text:p>machine</text:p>
          </table:table-cell>
          <table:table-cell office:value-type="string">
            <text:p>coverage</text:p>
          </table:table-cell>
          <table:table-cell office:value-type="string">
            <text:p>observations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style-name="ce11" office:value-type="boolean" office:boolean-value="false">
            <text:p>FALSE</text:p>
          </table:table-cell>
          <table:table-cell table:style-name="ce11" office:value-type="boolean" office:boolean-value="true">
            <text:p>TRUE</text:p>
          </table:table-cell>
          <table:table-cell office:value-type="string">
            <text:p>56.32 (pcut)</text:p>
          </table:table-cell>
          <table:table-cell table:number-columns-repeated="3"/>
        </table:table-row>
        <table:table-row table:style-name="ro1">
          <table:table-cell office:value-type="string">
            <text:p>11.11.2012, 14.33.52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ngle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style-name="ce11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office:value-type="string">
            <text:p>11.11.2012, 07.00.28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ngle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style-name="ce11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office:value-type="string">
            <text:p>10.11.2012, 18.28.02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style-name="ce11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office:value-type="string">
            <text:p>13.11.2012, 09.21.21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style-name="ce11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office:value-type="string">
            <text:p>14.11.2012, 08.28.19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ngle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style-name="ce11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office:value-type="string">
            <text:p>16.11.2012, 04.27.14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style-name="ce11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office:value-type="string">
            <text:p>15.11.2012, 06.47.56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ngle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style-name="ce11" office:value-type="boolean" office:boolean-value="true">
            <text:p>TRUE</text:p>
          </table:table-cell>
          <table:table-cell table:number-columns-repeated="5"/>
        </table:table-row>
        <table:table-row table:style-name="ro2" table:number-rows-repeated="2">
          <table:table-cell table:number-columns-repeated="1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5">
            <text:p>0.5</text:p>
          </table:table-cell>
          <table:table-cell table:style-name="ce11" office:value-type="boolean" office:boolean-value="false">
            <text:p>FALSE</text:p>
          </table:table-cell>
          <table:table-cell table:style-name="ce11" office:value-type="boolean" office:boolean-value="true">
            <text:p>TRUE</text:p>
          </table:table-cell>
          <table:table-cell office:value-type="string">
            <text:p>55.10 (ival)</text:p>
          </table:table-cell>
          <table:table-cell office:value-type="string">
            <text:p>ickarus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iltos with objective coverage</text:p>
          </table:table-cell>
          <table:table-cell office:value-type="string">
            <text:p>objective coverag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style-name="ce11" office:value-type="boolean" office:boolean-value="false">
            <text:p>FALSE</text:p>
          </table:table-cell>
          <table:table-cell table:style-name="ce11" office:value-type="boolean" office:boolean-value="true">
            <text:p>TRUE</text:p>
          </table:table-cell>
          <table:table-cell office:value-type="string">
            <text:p>55.56 (ival)</text:p>
          </table:table-cell>
          <table:table-cell office:value-type="string">
            <text:p>ickarus</text:p>
          </table:table-cell>
          <table:table-cell table:number-columns-repeated="2"/>
        </table:table-row>
        <table:table-row table:style-name="ro2" table:number-rows-repeated="2">
          <table:table-cell table:number-columns-repeated="7"/>
          <table:table-cell table:style-name="ce11"/>
          <table:table-cell/>
          <table:table-cell table:style-name="ce11" table:number-columns-repeated="2"/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5.92 (pcut)</text:p>
          </table:table-cell>
          <table:table-cell office:value-type="string">
            <text:p>ickarus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ultipoint</text:p>
          </table:table-cell>
          <table:table-cell table:style-name="ce11" office:value-type="boolean" office:boolean-value="true">
            <text:p>TRU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6.56 (pcut)</text:p>
          </table:table-cell>
          <table:table-cell office:value-type="string">
            <text:p>spark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11"/>
          <table:table-cell/>
          <table:table-cell table:style-name="ce11" table:number-columns-repeated="2"/>
          <table:table-cell/>
          <table:table-cell office:value-type="string">
            <text:p>spark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7.45 (pcut)</text:p>
          </table:table-cell>
          <table:table-cell office:value-type="string">
            <text:p>ickarus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11"/>
          <table:table-cell/>
          <table:table-cell table:style-name="ce11" table:number-columns-repeated="2"/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5">
            <text:p>0.5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7.74 (pcut)</text:p>
          </table:table-cell>
          <table:table-cell office:value-type="string">
            <text:p>ickarus</text:p>
          </table:table-cell>
          <table:table-cell table:number-columns-repeated="2"/>
        </table:table-row>
        <table:table-row table:style-name="ro1">
          <table:table-cell table:style-name="ce7" office:value-type="float" office:value="27">
            <text:p>27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true">
            <text:p>TRUE</text:p>
          </table:table-cell>
          <table:table-cell office:value-type="float" office:value="0.5">
            <text:p>0.5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8.25 (pcut)</text:p>
          </table:table-cell>
          <table:table-cell office:value-type="string">
            <text:p>spark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11"/>
          <table:table-cell/>
          <table:table-cell table:style-name="ce11" table:number-columns-repeated="2"/>
          <table:table-cell table:number-columns-repeated="4"/>
        </table:table-row>
        <table:table-row table:style-name="ro2" table:number-rows-repeated="5">
          <table:table-cell table:number-columns-repeated="15"/>
        </table:table-row>
        <table:table-row table:style-name="ro1">
          <table:table-cell office:value-type="string">
            <text:p>30 spark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 </text:p>
          </table:table-cell>
          <table:table-cell office:value-type="string">
            <text:p>multipoint</text:p>
          </table:table-cell>
          <table:table-cell table:style-name="ce11" office:value-type="boolean" office:boolean-value="true">
            <text:p>TRU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7.54 (ival)</text:p>
          </table:table-cell>
          <table:table-cell office:value-type="string">
            <text:p>spark</text:p>
          </table:table-cell>
          <table:table-cell table:number-columns-repeated="2"/>
        </table:table-row>
        <table:table-row table:style-name="ro1">
          <table:table-cell office:value-type="string">
            <text:p>29 spark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true">
            <text:p>TRU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9.15 (ival)</text:p>
          </table:table-cell>
          <table:table-cell office:value-type="string">
            <text:p>spark</text:p>
          </table:table-cell>
          <table:table-cell table:number-columns-repeated="2"/>
        </table:table-row>
        <table:table-row table:style-name="ro1">
          <table:table-cell office:value-type="string">
            <text:p>28 spark, <text:s/>66% se ena fold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8.65 (ival)</text:p>
          </table:table-cell>
          <table:table-cell office:value-type="string">
            <text:p>spark</text:p>
          </table:table-cell>
          <table:table-cell table:number-columns-repeated="2"/>
        </table:table-row>
        <table:table-row table:style-name="ro1">
          <table:table-cell office:value-type="string">
            <text:p>32 spark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true">
            <text:p>TRU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7.50 (ival)</text:p>
          </table:table-cell>
          <table:table-cell office:value-type="string">
            <text:p>spark</text:p>
          </table:table-cell>
          <table:table-cell table:number-columns-repeated="2"/>
        </table:table-row>
        <table:table-row table:style-name="ro1">
          <table:table-cell office:value-type="string">
            <text:p>35 spark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true">
            <text:p>TRU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3.18 (ival)</text:p>
          </table:table-cell>
          <table:table-cell office:value-type="string">
            <text:p>spark</text:p>
          </table:table-cell>
          <table:table-cell/>
          <table:table-cell office:value-type="string">
            <text:p>Pop = 6000 η μονη διαφορα με το 32</text:p>
          </table:table-cell>
        </table:table-row>
        <table:table-row table:style-name="ro1">
          <table:table-cell office:value-type="string">
            <text:p>40 spark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true">
            <text:p>TRU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table:number-columns-repeated="3"/>
          <table:table-cell office:value-type="string">
            <text:p>Pop = 8000 η μονη διαφορα με το 32</text:p>
          </table:table-cell>
        </table:table-row>
        <table:table-row table:style-name="ro2">
          <table:table-cell table:number-columns-repeated="7"/>
          <table:table-cell table:style-name="ce11"/>
          <table:table-cell/>
          <table:table-cell table:style-name="ce11" table:number-columns-repeated="2"/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ngle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7.53 (ival)</text:p>
          </table:table-cell>
          <table:table-cell office:value-type="string">
            <text:p>spark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ngle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6.40 (pcut)</text:p>
          </table:table-cell>
          <table:table-cell office:value-type="string">
            <text:p>spark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nglepoint</text:p>
          </table:table-cell>
          <table:table-cell table:style-name="ce11" office:value-type="boolean" office:boolean-value="true">
            <text:p>TRU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8.42 (ival)</text:p>
          </table:table-cell>
          <table:table-cell office:value-type="string">
            <text:p>spark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7.13 (ival)</text:p>
          </table:table-cell>
          <table:table-cell office:value-type="string">
            <text:p>ickarus</text:p>
          </table:table-cell>
          <table:table-cell/>
          <table:table-cell office:value-type="string">
            <text:p>delete from M, num * f. static folds. Λαθος κοινως.</text:p>
          </table:table-cell>
        </table:table-row>
        <table:table-row table:style-name="ro2" table:number-rows-repeated="2">
          <table:table-cell table:number-columns-repeated="15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6.57 (ival)</text:p>
          </table:table-cell>
          <table:table-cell office:value-type="string">
            <text:p>ickarus</text:p>
          </table:table-cell>
          <table:table-cell/>
          <table:table-cell office:value-type="string">
            <text:p>delete from M, cov, f, ns, pop=7000</text:p>
          </table:table-cell>
        </table:table-row>
        <table:table-row table:style-name="ro1">
          <table:table-cell table:style-name="ce8" office:value-type="string">
            <text:p>36 error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table:style-name="ce7"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8.54 (ival)</text:p>
          </table:table-cell>
          <table:table-cell office:value-type="string">
            <text:p>cora</text:p>
          </table:table-cell>
          <table:table-cell/>
          <table:table-cell office:value-type="string">
            <text:p>delete from M, cov, f, <text:s/>pop=600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table:style-name="ce7"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DNF</text:p>
          </table:table-cell>
          <table:table-cell office:value-type="string">
            <text:p>ickarus</text:p>
          </table:table-cell>
          <table:table-cell/>
          <table:table-cell office:value-type="string">
            <text:p>delete from M, cov, f με lastElement, pop=6000. Χαμηλο accuracy, coverage, no pcut in harvest</text:p>
          </table:table-cell>
        </table:table-row>
        <table:table-row table:style-name="ro1">
          <table:table-cell table:style-name="ce8" office:value-type="string">
            <text:p>37 error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7.39 (ival)</text:p>
          </table:table-cell>
          <table:table-cell office:value-type="string">
            <text:p>cora</text:p>
          </table:table-cell>
          <table:table-cell/>
          <table:table-cell office:value-type="string">
            <text:p>delete from M, cov, f, <text:s/>pop=6000, no pcut in harvest. Same as 36 without pcut in harvest</text:p>
          </table:table-cell>
        </table:table-row>
        <table:table-row table:style-name="ro1">
          <table:table-cell table:style-name="ce8" office:value-type="string">
            <text:p>39 error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6.10 (pcut)</text:p>
          </table:table-cell>
          <table:table-cell office:value-type="string">
            <text:p>ickarus</text:p>
          </table:table-cell>
          <table:table-cell/>
          <table:table-cell office:value-type="string">
            <text:p>same as 36</text:p>
          </table:table-cell>
        </table:table-row>
        <table:table-row table:style-name="ro1">
          <table:table-cell table:style-name="ce8" office:value-type="string">
            <text:p>41 error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7.39 (pcut)</text:p>
          </table:table-cell>
          <table:table-cell office:value-type="string">
            <text:p>cora</text:p>
          </table:table-cell>
          <table:table-cell/>
          <table:table-cell office:value-type="string">
            <text:p>same as 37</text:p>
          </table:table-cell>
        </table:table-row>
        <table:table-row table:style-name="ro1">
          <table:table-cell table:style-name="ce8" office:value-type="string">
            <text:p>42 error</text:p>
          </table:table-cell>
          <table:table-cell office:value-type="string">
            <text:p>miltos</text:p>
          </table:table-cell>
          <table:table-cell office:value-type="string">
            <text:p>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6.96 (pcut)</text:p>
          </table:table-cell>
          <table:table-cell office:value-type="string">
            <text:p>cora</text:p>
          </table:table-cell>
          <table:table-cell/>
          <table:table-cell office:value-type="string">
            <text:p>same as 41 but with fit = 1</text:p>
          </table:table-cell>
        </table:table-row>
        <table:table-row table:style-name="ro2">
          <table:table-cell table:number-columns-repeated="15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miltos</text:p>
          </table:table-cell>
          <table:table-cell office:value-type="string">
            <text:p>Exp &lt; 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8.63 (ival)</text:p>
          </table:table-cell>
          <table:table-cell office:value-type="string">
            <text:p>ickarus</text:p>
          </table:table-cell>
          <table:table-cell/>
          <table:table-cell office:value-type="string">
            <text:p>delete from incorrectsets, after smp integration. Βασικα απο το M αλλα για καθε C κυκλο. Δες τα επομενα δυο πειραματα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miltos</text:p>
          </table:table-cell>
          <table:table-cell office:value-type="string">
            <text:p>Exp &lt; 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7.94 (ival)</text:p>
          </table:table-cell>
          <table:table-cell office:value-type="string">
            <text:p>ickarus</text:p>
          </table:table-cell>
          <table:table-cell/>
          <table:table-cell office:value-type="string">
            <text:p>SMP. same as 43, but deleting from M. Μια φορά για κάθε Μ.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ltos + (e^ns) / fit για exp &lt; THETA_DEL</text:p>
          </table:table-cell>
          <table:table-cell table:style-name="ce9" office:value-type="string">
            <text:p>objective coverag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8.06 (ival)</text:p>
          </table:table-cell>
          <table:table-cell office:value-type="string">
            <text:p>ickarus</text:p>
          </table:table-cell>
          <table:table-cell/>
          <table:table-cell office:value-type="string">
            <text:p>deleting from !C. Διαγραφή όπως στο 43 ομως. Αρα δε διαγραφω απο τα !C.</text:p>
          </table:table-cell>
        </table:table-row>
        <table:table-row table:style-name="ro2">
          <table:table-cell table:number-columns-repeated="2"/>
          <table:table-cell table:style-name="ce9"/>
          <table:table-cell table:number-columns-repeated="4"/>
          <table:table-cell table:style-name="ce11"/>
          <table:table-cell/>
          <table:table-cell table:style-name="ce11" table:number-columns-repeated="2"/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miltos</text:p>
          </table:table-cell>
          <table:table-cell office:value-type="string">
            <text:p>Exp &lt; 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7.83 (ival)</text:p>
          </table:table-cell>
          <table:table-cell office:value-type="string">
            <text:p>ickarus</text:p>
          </table:table-cell>
          <table:table-cell office:value-type="float" office:value="0.027303329">
            <text:p>0.027303329</text:p>
          </table:table-cell>
          <table:table-cell office:value-type="string">
            <text:p>deleting from C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miltos</text:p>
          </table:table-cell>
          <table:table-cell office:value-type="string">
            <text:p>Exp &lt; 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7.58 (ival)</text:p>
          </table:table-cell>
          <table:table-cell office:value-type="string">
            <text:p>cora</text:p>
          </table:table-cell>
          <table:table-cell office:value-type="float" office:value="0.0184350058590675">
            <text:p>0.0184350059</text:p>
          </table:table-cell>
          <table:table-cell office:value-type="string">
            <text:p>deleting from !C.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miltos</text:p>
          </table:table-cell>
          <table:table-cell office:value-type="string">
            <text:p>Exp &lt; 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7.48 (ival)</text:p>
          </table:table-cell>
          <table:table-cell office:value-type="string">
            <text:p>ickarus</text:p>
          </table:table-cell>
          <table:table-cell office:value-type="float" office:value="0.0192038247584424">
            <text:p>0.0192038248</text:p>
          </table:table-cell>
          <table:table-cell office:value-type="string">
            <text:p>deleting from M.</text:p>
          </table:table-cell>
        </table:table-row>
        <table:table-row table:style-name="ro2">
          <table:table-cell table:number-columns-repeated="7"/>
          <table:table-cell table:style-name="ce11"/>
          <table:table-cell/>
          <table:table-cell table:style-name="ce11" table:number-columns-repeated="2"/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string">
            <text:p>objective coverag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DNF</text:p>
          </table:table-cell>
          <table:table-cell office:value-type="string">
            <text:p>ickarus</text:p>
          </table:table-cell>
          <table:table-cell/>
          <table:table-cell office:value-type="string">
            <text:p>deleting from C. χαμηλό accuracy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7.14 (ival)</text:p>
          </table:table-cell>
          <table:table-cell office:value-type="string">
            <text:p>ickarus</text:p>
          </table:table-cell>
          <table:table-cell office:value-type="float" office:value="0.028908276">
            <text:p>0.028908276</text:p>
          </table:table-cell>
          <table:table-cell office:value-type="string">
            <text:p>deleting from C.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string">
            <text:p>objective coverag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6.96 (pcut)</text:p>
          </table:table-cell>
          <table:table-cell office:value-type="string">
            <text:p>cora</text:p>
          </table:table-cell>
          <table:table-cell office:value-type="float" office:value="0.0150333349509762">
            <text:p>0.015033335</text:p>
          </table:table-cell>
          <table:table-cell office:value-type="string">
            <text:p>deleting from M.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7.37 (ival)</text:p>
          </table:table-cell>
          <table:table-cell office:value-type="string">
            <text:p>ickarus</text:p>
          </table:table-cell>
          <table:table-cell office:value-type="float" office:value="0.0179346552360842">
            <text:p>0.0179346552</text:p>
          </table:table-cell>
          <table:table-cell office:value-type="string">
            <text:p>deleting from M4, !C</text:p>
          </table:table-cell>
        </table:table-row>
        <table:table-row table:style-name="ro2">
          <table:table-cell table:number-columns-repeated="7"/>
          <table:table-cell table:style-name="ce11"/>
          <table:table-cell/>
          <table:table-cell table:style-name="ce11" table:number-columns-repeated="2"/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miltos</text:p>
          </table:table-cell>
          <table:table-cell office:value-type="string">
            <text:p>Exp &lt;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8.49 (ival)</text:p>
          </table:table-cell>
          <table:table-cell office:value-type="string">
            <text:p>cora</text:p>
          </table:table-cell>
          <table:table-cell office:value-type="float" office:value="0.018586798">
            <text:p>0.018586798</text:p>
          </table:table-cell>
          <table:table-cell office:value-type="string">
            <text:p>deleting from M. just like 36 but correctly (before smp integration)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miltos</text:p>
          </table:table-cell>
          <table:table-cell office:value-type="string">
            <text:p>Exp &lt; 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7.61 (ival)</text:p>
          </table:table-cell>
          <table:table-cell office:value-type="string">
            <text:p>cora</text:p>
          </table:table-cell>
          <table:table-cell office:value-type="float" office:value="0.018550039">
            <text:p>0.018550039</text:p>
          </table:table-cell>
          <table:table-cell office:value-type="string">
            <text:p>deleting from M, like 48 (before smp integration)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miltos</text:p>
          </table:table-cell>
          <table:table-cell office:value-type="string">
            <text:p>Exp &lt;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8.65 (ival)</text:p>
          </table:table-cell>
          <table:table-cell office:value-type="string">
            <text:p>cora</text:p>
          </table:table-cell>
          <table:table-cell office:value-type="float" office:value="0.019081897">
            <text:p>0.019081897</text:p>
          </table:table-cell>
          <table:table-cell office:value-type="string">
            <text:p>Just like 48 (before smp integration)</text:p>
          </table:table-cell>
        </table:table-row>
        <table:table-row table:style-name="ro2">
          <table:table-cell table:number-columns-repeated="7"/>
          <table:table-cell table:style-name="ce11"/>
          <table:table-cell/>
          <table:table-cell table:style-name="ce11" table:number-columns-repeated="2"/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miltos</text:p>
          </table:table-cell>
          <table:table-cell office:value-type="string">
            <text:p>Exp &lt;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8.44 (ival)</text:p>
          </table:table-cell>
          <table:table-cell office:value-type="string">
            <text:p>cora</text:p>
          </table:table-cell>
          <table:table-cell office:value-type="float" office:value="0.0180065521435543">
            <text:p>0.0180065521</text:p>
          </table:table-cell>
          <table:table-cell office:value-type="string">
            <text:p>deleting from M, just like 52. εδω κρινεται αν εχει παιχτει μαλακια στο smp integration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miltos</text:p>
          </table:table-cell>
          <table:table-cell office:value-type="string">
            <text:p>Exp &lt; THETA_DE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8.25 (ival)</text:p>
          </table:table-cell>
          <table:table-cell office:value-type="string">
            <text:p>cora</text:p>
          </table:table-cell>
          <table:table-cell office:value-type="float" office:value="0.01876094844179">
            <text:p>0.0187609484</text:p>
          </table:table-cell>
          <table:table-cell office:value-type="string">
            <text:p>deleting from M.</text:p>
          </table:table-cell>
        </table:table-row>
        <table:table-row table:style-name="ro2">
          <table:table-cell table:number-columns-repeated="7"/>
          <table:table-cell table:style-name="ce11"/>
          <table:table-cell/>
          <table:table-cell table:style-name="ce11" table:number-columns-repeated="2"/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Miltos + f &lt; δ * &lt;F&gt;</text:p>
          </table:table-cell>
          <table:table-cell office:value-type="string">
            <text:p>Exp &lt;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9.195 (ival)</text:p>
          </table:table-cell>
          <table:table-cell office:value-type="string">
            <text:p>ickarus</text:p>
          </table:table-cell>
          <table:table-cell office:value-type="float" office:value="0.015693337221383">
            <text:p>0.0156933372</text:p>
          </table:table-cell>
          <table:table-cell office:value-type="string">
            <text:p>deleting from M.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Miltos + e^(ns – 1) * 2 ^(1 / fit – 1)</text:p>
          </table:table-cell>
          <table:table-cell office:value-type="string">
            <text:p>D&lt;0 ? Objcov : exp ΔΗΛ Exp &lt;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8.98 (ival)</text:p>
          </table:table-cell>
          <table:table-cell office:value-type="string">
            <text:p>cora</text:p>
          </table:table-cell>
          <table:table-cell office:value-type="float" office:value="0.013247074">
            <text:p>0.013247074</text:p>
          </table:table-cell>
          <table:table-cell office:value-type="string">
            <text:p>deleting from M.</text:p>
          </table:table-cell>
        </table:table-row>
        <table:table-row table:style-name="ro2">
          <table:table-cell table:number-columns-repeated="15"/>
        </table:table-row>
        <table:table-row table:style-name="ro2">
          <table:table-cell table:number-columns-repeated="7"/>
          <table:table-cell table:style-name="ce11"/>
          <table:table-cell/>
          <table:table-cell table:style-name="ce11" table:number-columns-repeated="2"/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miltos</text:p>
          </table:table-cell>
          <table:table-cell office:value-type="string">
            <text:p>d !=0 ? Objcov : 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7.97 (ival)</text:p>
          </table:table-cell>
          <table:table-cell office:value-type="string">
            <text:p>cora</text:p>
          </table:table-cell>
          <table:table-cell office:value-type="float" office:value="0.017763057">
            <text:p>0.017763057</text:p>
          </table:table-cell>
          <table:table-cell office:value-type="string">
            <text:p>deleting from M.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miltos</text:p>
          </table:table-cell>
          <table:table-cell office:value-type="string">
            <text:p>d==0 ? Objcov : 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8.06 (ival)</text:p>
          </table:table-cell>
          <table:table-cell office:value-type="string">
            <text:p>cora</text:p>
          </table:table-cell>
          <table:table-cell office:value-type="float" office:value="0.0172977549681089">
            <text:p>0.017297755</text:p>
          </table:table-cell>
          <table:table-cell office:value-type="string">
            <text:p>deleting from M.</text:p>
          </table:table-cell>
        </table:table-row>
        <table:table-row table:style-name="ro2">
          <table:table-cell table:number-columns-repeated="7"/>
          <table:table-cell table:style-name="ce11"/>
          <table:table-cell/>
          <table:table-cell table:style-name="ce11" table:number-columns-repeated="2"/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miltos</text:p>
          </table:table-cell>
          <table:table-cell office:value-type="string">
            <text:p>Exp &lt;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8.47 (ival)</text:p>
          </table:table-cell>
          <table:table-cell office:value-type="string">
            <text:p>cora</text:p>
          </table:table-cell>
          <table:table-cell office:value-type="float" office:value="0.0320946446744526">
            <text:p>0.0320946447</text:p>
          </table:table-cell>
          <table:table-cell office:value-type="string">
            <text:p>deleting from C. (check 46, 49, large cov)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style-name="ce9" office:value-type="string">
            <text:p>Miltos + e^(ns – 1) * 2 ^(1 / fit – 1)</text:p>
          </table:table-cell>
          <table:table-cell office:value-type="string">
            <text:p>Exp &lt;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7.45 (ival)</text:p>
          </table:table-cell>
          <table:table-cell office:value-type="string">
            <text:p>cora</text:p>
          </table:table-cell>
          <table:table-cell office:value-type="float" office:value="0.0226472788888844">
            <text:p>0.0226472789</text:p>
          </table:table-cell>
          <table:table-cell office:value-type="string">
            <text:p>deleting from C.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miltos</text:p>
          </table:table-cell>
          <table:table-cell office:value-type="string">
            <text:p>Exp &lt;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6.87 (ival)</text:p>
          </table:table-cell>
          <table:table-cell office:value-type="string">
            <text:p>cora</text:p>
          </table:table-cell>
          <table:table-cell office:value-type="float" office:value="0.022262613">
            <text:p>0.022262613</text:p>
          </table:table-cell>
          <table:table-cell office:value-type="string">
            <text:p>deleting from !C.</text:p>
          </table:table-cell>
        </table:table-row>
        <table:table-row table:style-name="ro2">
          <table:table-cell table:number-columns-repeated="15"/>
        </table:table-row>
        <table:table-row table:style-name="ro1">
          <table:table-cell office:value-type="float" office:value="65">
            <text:p>65</text:p>
          </table:table-cell>
          <table:table-cell table:style-name="ce9" office:value-type="string">
            <text:p>miltos with objective coverage</text:p>
          </table:table-cell>
          <table:table-cell office:value-type="string">
            <text:p>d !=0 ? Objcov : 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old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8.47 (ival)</text:p>
          </table:table-cell>
          <table:table-cell office:value-type="string">
            <text:p>cora</text:p>
          </table:table-cell>
          <table:table-cell office:value-type="float" office:value="0.0172162523444">
            <text:p>0.0172162523</text:p>
          </table:table-cell>
          <table:table-cell office:value-type="string">
            <text:p>deleting from M, C5. No harvestAccracies</text:p>
          </table:table-cell>
        </table:table-row>
        <table:table-row table:style-name="ro1">
          <table:table-cell office:value-type="float" office:value="66.1">
            <text:p>66.1</text:p>
          </table:table-cell>
          <table:table-cell office:value-type="string">
            <text:p>Miltos + objCov + e^(ns – 1) * (2^ (1 / fit) – 1)</text:p>
          </table:table-cell>
          <table:table-cell office:value-type="string">
            <text:p>d !=0 ? Objcov : 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old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9.71 (ival)</text:p>
          </table:table-cell>
          <table:table-cell office:value-type="string">
            <text:p>cora</text:p>
          </table:table-cell>
          <table:table-cell office:value-type="float" office:value="0.014167667">
            <text:p>0.014167667</text:p>
          </table:table-cell>
          <table:table-cell table:style-name="ce9" office:value-type="string">
            <text:p>deleting from M, C5. No harvestAccracies</text:p>
          </table:table-cell>
        </table:table-row>
        <table:table-row table:style-name="ro1">
          <table:table-cell office:value-type="float" office:value="66.2">
            <text:p>66.2</text:p>
          </table:table-cell>
          <table:table-cell office:value-type="string">
            <text:p>Miltos + objCov + e^(ns – 1) * (2^ (1 / fit) – 1)</text:p>
          </table:table-cell>
          <table:table-cell office:value-type="string">
            <text:p>d !=0 ? Objcov : 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9.08 (ival)</text:p>
          </table:table-cell>
          <table:table-cell office:value-type="string">
            <text:p>cora</text:p>
          </table:table-cell>
          <table:table-cell office:value-type="float" office:value="0.013450592644">
            <text:p>0.0134505926</text:p>
          </table:table-cell>
          <table:table-cell table:style-name="ce9" office:value-type="string">
            <text:p>deleting from M, C5. No harvestAccracies</text:p>
          </table:table-cell>
        </table:table-row>
        <table:table-row table:style-name="ro2">
          <table:table-cell table:number-columns-repeated="7"/>
          <table:table-cell table:style-name="ce11"/>
          <table:table-cell/>
          <table:table-cell table:style-name="ce11" table:number-columns-repeated="2"/>
          <table:table-cell table:number-columns-repeated="3"/>
          <table:table-cell table:style-name="ce9"/>
        </table:table-row>
        <table:table-row table:style-name="ro1">
          <table:table-cell office:value-type="float" office:value="71">
            <text:p>71</text:p>
          </table:table-cell>
          <table:table-cell table:style-name="ce9" office:value-type="string">
            <text:p>Miltos + objCov + e^(ns – 1) * (2^ (1 / fit) – 1)</text:p>
          </table:table-cell>
          <table:table-cell office:value-type="string">
            <text:p>d !=0 ? Objcov : 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9.267 (ival)</text:p>
          </table:table-cell>
          <table:table-cell office:value-type="string">
            <text:p>cora</text:p>
          </table:table-cell>
          <table:table-cell office:value-type="float" office:value="0.0136308886064">
            <text:p>0.0136308886</text:p>
          </table:table-cell>
          <table:table-cell table:style-name="ce9" office:value-type="string">
            <text:p>deleting from M. No harvestAccuracies. 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style-name="ce9" office:value-type="string">
            <text:p>Miltos + objCov + e^(ns – 1) * (2^ (1 / fit) – 1)</text:p>
          </table:table-cell>
          <table:table-cell office:value-type="string">
            <text:p>Exp &lt;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9.27 (ival)</text:p>
          </table:table-cell>
          <table:table-cell office:value-type="string">
            <text:p>cora</text:p>
          </table:table-cell>
          <table:table-cell office:value-type="float" office:value="0.014017356097">
            <text:p>0.0140173561</text:p>
          </table:table-cell>
          <table:table-cell office:value-type="string">
            <text:p>deleting from M. No harvestAccuracies. </text:p>
          </table:table-cell>
        </table:table-row>
        <table:table-row table:style-name="ro2">
          <table:table-cell/>
          <table:table-cell table:style-name="ce9"/>
          <table:table-cell table:number-columns-repeated="5"/>
          <table:table-cell table:style-name="ce11"/>
          <table:table-cell/>
          <table:table-cell table:style-name="ce11" table:number-columns-repeated="2"/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miltos</text:p>
          </table:table-cell>
          <table:table-cell office:value-type="string">
            <text:p>Exp &lt;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7.20 (ival)</text:p>
          </table:table-cell>
          <table:table-cell office:value-type="string">
            <text:p>cora</text:p>
          </table:table-cell>
          <table:table-cell office:value-type="float" office:value="0.018229267">
            <text:p>0.018229267</text:p>
          </table:table-cell>
          <table:table-cell office:value-type="string">
            <text:p>deleting from M. No harvestAccuracies. Check with 48, 56 for harvest interference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miltos</text:p>
          </table:table-cell>
          <table:table-cell office:value-type="string">
            <text:p>Exp &lt;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8.43 (ival)</text:p>
          </table:table-cell>
          <table:table-cell office:value-type="string">
            <text:p>cora</text:p>
          </table:table-cell>
          <table:table-cell office:value-type="float" office:value="0.01766299517">
            <text:p>0.0176629952</text:p>
          </table:table-cell>
          <table:table-cell office:value-type="string">
            <text:p>same as 67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miltos</text:p>
          </table:table-cell>
          <table:table-cell office:value-type="string">
            <text:p>Exp &lt;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7.86 (ival)</text:p>
          </table:table-cell>
          <table:table-cell office:value-type="string">
            <text:p>cora</text:p>
          </table:table-cell>
          <table:table-cell office:value-type="float" office:value="0.0184833734">
            <text:p>0.0184833734</text:p>
          </table:table-cell>
          <table:table-cell office:value-type="string">
            <text:p>deleting from M, C5. No harvestAccruracies. Θα μπορουσε να ειναι 58.25</text:p>
          </table:table-cell>
        </table:table-row>
        <table:table-row table:style-name="ro2">
          <table:table-cell table:number-columns-repeated="7"/>
          <table:table-cell table:style-name="ce11"/>
          <table:table-cell/>
          <table:table-cell table:style-name="ce11" table:number-columns-repeated="2"/>
          <table:table-cell table:number-columns-repeated="4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Miltos + e^(ns – 1) * (2^ (1 / fit) – 1)</text:p>
          </table:table-cell>
          <table:table-cell office:value-type="string">
            <text:p>Exp &lt;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7.27 (ival)</text:p>
          </table:table-cell>
          <table:table-cell office:value-type="string">
            <text:p>cora</text:p>
          </table:table-cell>
          <table:table-cell office:value-type="float" office:value="0.01382869">
            <text:p>0.01382869</text:p>
          </table:table-cell>
          <table:table-cell office:value-type="string">
            <text:p>deleting from M. No harvestAccuracies. </text:p>
          </table:table-cell>
        </table:table-row>
        <table:table-row table:style-name="ro2">
          <table:table-cell table:number-columns-repeated="15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miltos</text:p>
          </table:table-cell>
          <table:table-cell office:value-type="string">
            <text:p>Exp &lt;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9.19 (ival)</text:p>
          </table:table-cell>
          <table:table-cell office:value-type="string">
            <text:p>cora</text:p>
          </table:table-cell>
          <table:table-cell office:value-type="float" office:value="0.0188648029787289">
            <text:p>0.018864803</text:p>
          </table:table-cell>
          <table:table-cell office:value-type="string">
            <text:p>deleting from M. After 0-cov provision. THETA_GA = 2000, population = 500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miltos</text:p>
          </table:table-cell>
          <table:table-cell office:value-type="string">
            <text:p>Exp &lt;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7.72 (ival)</text:p>
          </table:table-cell>
          <table:table-cell office:value-type="string">
            <text:p>ickarus</text:p>
          </table:table-cell>
          <table:table-cell table:style-name="ce12" office:value-type="float" office:value="0.021473779971062">
            <text:p>0.02147378</text:p>
          </table:table-cell>
          <table:table-cell office:value-type="string">
            <text:p>deleting from M. After 0-cov provision. THETA_GA = 2000, population = 500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miltos</text:p>
          </table:table-cell>
          <table:table-cell office:value-type="string">
            <text:p>Exp &lt;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7.91 (ival)</text:p>
          </table:table-cell>
          <table:table-cell office:value-type="string">
            <text:p>spark</text:p>
          </table:table-cell>
          <table:table-cell office:value-type="float" office:value="0.0187687598240645">
            <text:p>0.0187687598</text:p>
          </table:table-cell>
          <table:table-cell office:value-type="string">
            <text:p>deleting from M when evolving. After 0-cov provision. THETA_GA = 2000, population = 500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miltos</text:p>
          </table:table-cell>
          <table:table-cell office:value-type="string">
            <text:p>Exp &lt;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7.57 (ival)</text:p>
          </table:table-cell>
          <table:table-cell office:value-type="string">
            <text:p>ickarus</text:p>
          </table:table-cell>
          <table:table-cell table:style-name="ce12" office:value-type="float" office:value="0.019997282121505">
            <text:p>0.0199972821</text:p>
          </table:table-cell>
          <table:table-cell office:value-type="string">
            <text:p>deleting from M. After 0-cov provision. THETA_GA = 2000, population = 5000. Double_max_value, &lt;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miltos</text:p>
          </table:table-cell>
          <table:table-cell office:value-type="string">
            <text:p>Exp &lt;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7.23 (ival)</text:p>
          </table:table-cell>
          <table:table-cell office:value-type="string">
            <text:p>spark</text:p>
          </table:table-cell>
          <table:table-cell office:value-type="float" office:value="0.0196836550071474">
            <text:p>0.019683655</text:p>
          </table:table-cell>
          <table:table-cell office:value-type="string">
            <text:p>deleting from M. After 0-cov provision. THETA_GA = 2000, population = 5000</text:p>
          </table:table-cell>
        </table:table-row>
        <table:table-row table:style-name="ro2">
          <table:table-cell table:number-columns-repeated="15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miltos</text:p>
          </table:table-cell>
          <table:table-cell office:value-type="string">
            <text:p>Exp &lt;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9.19 (ival)</text:p>
          </table:table-cell>
          <table:table-cell office:value-type="string">
            <text:p>ickarus</text:p>
          </table:table-cell>
          <table:table-cell table:style-name="ce12" office:value-type="float" office:value="0.01746">
            <text:p>0.01746</text:p>
          </table:table-cell>
          <table:table-cell office:value-type="string">
            <text:p>deleting from M. After 0-cov provision. THETA_GA = 2000, population = 5000. delete in M1, M3 after population reaches max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miltos</text:p>
          </table:table-cell>
          <table:table-cell office:value-type="string">
            <text:p>Exp &lt;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7.29 (ival)</text:p>
          </table:table-cell>
          <table:table-cell office:value-type="string">
            <text:p>spark</text:p>
          </table:table-cell>
          <table:table-cell table:style-name="ce12" office:value-type="float" office:value="0.0200926481414105">
            <text:p>0.0200926481</text:p>
          </table:table-cell>
          <table:table-cell office:value-type="string">
            <text:p>deleting from M. After 0-cov provision. THETA_GA = 2000, population = 5000. delete in M1, M3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miltos</text:p>
          </table:table-cell>
          <table:table-cell office:value-type="string">
            <text:p>Exp &lt;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7.45 (pcut)</text:p>
          </table:table-cell>
          <table:table-cell office:value-type="string">
            <text:p>spark</text:p>
          </table:table-cell>
          <table:table-cell table:style-name="ce12" office:value-type="float" office:value="0.0171599234039876">
            <text:p>0.0171599234</text:p>
          </table:table-cell>
          <table:table-cell office:value-type="string">
            <text:p>deleting from M. After 0-cov provision. THETA_GA = 2000, population = 5000. delete in After deletions, if evolve delete in M1,else M1 with 1, &lt;</text:p>
          </table:table-cell>
        </table:table-row>
        <table:table-row table:style-name="ro2">
          <table:table-cell table:number-columns-repeated="7"/>
          <table:table-cell table:style-name="ce11"/>
          <table:table-cell/>
          <table:table-cell table:style-name="ce11" table:number-columns-repeated="2"/>
          <table:table-cell table:number-columns-repeated="2"/>
          <table:table-cell table:style-name="ce12"/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miltos</text:p>
          </table:table-cell>
          <table:table-cell office:value-type="string">
            <text:p>Exp &lt;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9.74 (ival)</text:p>
          </table:table-cell>
          <table:table-cell office:value-type="string">
            <text:p>ickarus</text:p>
          </table:table-cell>
          <table:table-cell table:style-name="ce12" office:value-type="float" office:value="0.01778230137491">
            <text:p>0.0177823014</text:p>
          </table:table-cell>
          <table:table-cell office:value-type="string">
            <text:p>deleting from M1 after d &gt; 0. After 0-cov provision. THETA_GA = 2000, population = 5000. Double.Max_value, &lt;=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miltos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7.91 (ival)</text:p>
          </table:table-cell>
          <table:table-cell office:value-type="string">
            <text:p>ickarus</text:p>
          </table:table-cell>
          <table:table-cell table:style-name="ce12" office:value-type="float" office:value="0.01605509">
            <text:p>0.01605509</text:p>
          </table:table-cell>
          <table:table-cell office:value-type="string">
            <text:p>deleting from M1 after d &gt; 0. After 0-cov provision. THETA_GA = 2000, population = 5000. Double.Max_value, &lt;=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d1</text:p>
          </table:table-cell>
          <table:table-cell office:value-type="string">
            <text:p>Exp &lt;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8.25 (ival)</text:p>
          </table:table-cell>
          <table:table-cell office:value-type="string">
            <text:p>spark</text:p>
          </table:table-cell>
          <table:table-cell table:style-name="ce12" office:value-type="float" office:value="0.0178655200997872">
            <text:p>0.0178655201</text:p>
          </table:table-cell>
          <table:table-cell table:style-name="ce9" office:value-type="string">
            <text:p>deleting from M1 after d &gt; 0 and when evolving. After 0-cov provision. THETA_GA = 2000, population = 5000. Double.Max_value, &lt;= 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miltos</text:p>
          </table:table-cell>
          <table:table-cell office:value-type="string">
            <text:p>Exp &lt;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8.93 (ival)</text:p>
          </table:table-cell>
          <table:table-cell office:value-type="string">
            <text:p>ickarus</text:p>
          </table:table-cell>
          <table:table-cell table:style-name="ce12" office:value-type="float" office:value="0.019045472179844">
            <text:p>0.0190454722</text:p>
          </table:table-cell>
          <table:table-cell office:value-type="string">
            <text:p>deleting from M1 after d &gt; 0. After 0-cov provision. THETA_GA = 2000, population = 5000. Double.Max_value, &lt; </text:p>
          </table:table-cell>
        </table:table-row>
        <table:table-row table:style-name="ro2">
          <table:table-cell table:number-columns-repeated="15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miltos</text:p>
          </table:table-cell>
          <table:table-cell office:value-type="string">
            <text:p>Exp &lt;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7.44 (ival)</text:p>
          </table:table-cell>
          <table:table-cell office:value-type="string">
            <text:p>ickarus</text:p>
          </table:table-cell>
          <table:table-cell table:style-name="ce12" office:value-type="float" office:value="0.0093560093">
            <text:p>0.0093560093</text:p>
          </table:table-cell>
          <table:table-cell office:value-type="string">
            <text:p>Not deleting from M. After 0-cov provision. THETA_GA = 2000, population = 8000. </text:p>
          </table:table-cell>
        </table:table-row>
        <table:table-row table:style-name="ro2">
          <table:table-cell table:number-columns-repeated="7"/>
          <table:table-cell table:style-name="ce11"/>
          <table:table-cell/>
          <table:table-cell table:style-name="ce11" table:number-columns-repeated="2"/>
          <table:table-cell table:number-columns-repeated="4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miltos</text:p>
          </table:table-cell>
          <table:table-cell office:value-type="string">
            <text:p>Exp &lt;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8.02 (ival)</text:p>
          </table:table-cell>
          <table:table-cell office:value-type="string">
            <text:p>cora</text:p>
          </table:table-cell>
          <table:table-cell office:value-type="float" office:value="0.0247837371628678">
            <text:p>0.0247837372</text:p>
          </table:table-cell>
          <table:table-cell table:style-name="ce9" office:value-type="string">
            <text:p>deleting from M. After 0-cov provision. THETA_GA = 2000, population = 600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d1</text:p>
          </table:table-cell>
          <table:table-cell office:value-type="string">
            <text:p>Exp &lt;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8.78 (ival)</text:p>
          </table:table-cell>
          <table:table-cell office:value-type="string">
            <text:p>spark</text:p>
          </table:table-cell>
          <table:table-cell office:value-type="float" office:value="0.0197702501851926">
            <text:p>0.0197702502</text:p>
          </table:table-cell>
          <table:table-cell table:style-name="ce9" office:value-type="string">
            <text:p>deleting from M. After 0-cov provision. THETA_GA = 2000, population = 500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objective coverage</text:p>
          </table:table-cell>
          <table:table-cell table:style-name="ce9" office:value-type="string">
            <text:p>d !=0 ? Objcov 0 : 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/>
          <table:table-cell office:value-type="string">
            <text:p>spark</text:p>
          </table:table-cell>
          <table:table-cell/>
          <table:table-cell table:style-name="ce9" office:value-type="string">
            <text:p>deleting from M. After 0-cov provision. THETA_GA = 2000, population = 500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style-name="ce10" office:value-type="string">
            <text:p><text:span text:style-name="T1"><text:s/></text:span><text:span text:style-name="T1">Miltos + Math.</text:span><text:span text:style-name="T2">pow</text:span><text:span text:style-name="T1">(data.</text:span><text:span text:style-name="T3">ns</text:span><text:span text:style-name="T1"> - 1, 1 / (data.</text:span><text:span text:style-name="T3">fitness</text:span><text:span text:style-name="T1"> * meanFitness) )</text:span></text:p>
          </table:table-cell>
          <table:table-cell office:value-type="string">
            <text:p>Exp &lt;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7.45 (ival)</text:p>
          </table:table-cell>
          <table:table-cell office:value-type="string">
            <text:p>ickarus</text:p>
          </table:table-cell>
          <table:table-cell table:style-name="ce12" office:value-type="float" office:value="0.0374006703268014">
            <text:p>0.0374006703</text:p>
          </table:table-cell>
          <table:table-cell office:value-type="string">
            <text:p>deleting from M when evolving. After 0-cov provision. THETA_GA = 2000, population = 500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objective coverage</text:p>
          </table:table-cell>
          <table:table-cell table:style-name="ce9" office:value-type="string">
            <text:p>d !=0 ? Objcov 0 : 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5.51 (pcut)</text:p>
          </table:table-cell>
          <table:table-cell office:value-type="string">
            <text:p>spark</text:p>
          </table:table-cell>
          <table:table-cell office:value-type="float" office:value="0.0313949235251505">
            <text:p>0.0313949235</text:p>
          </table:table-cell>
          <table:table-cell table:style-name="ce9" office:value-type="string">
            <text:p>deleting from M. After 0-cov provision. THETA_GA = 3000, population = 6000</text:p>
          </table:table-cell>
        </table:table-row>
        <table:table-row table:style-name="ro2">
          <table:table-cell table:number-columns-repeated="15"/>
        </table:table-row>
        <table:table-row table:style-name="ro2">
          <table:table-cell table:number-columns-repeated="7"/>
          <table:table-cell table:style-name="ce11"/>
          <table:table-cell/>
          <table:table-cell table:style-name="ce11" table:number-columns-repeated="2"/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miltos</text:p>
          </table:table-cell>
          <table:table-cell office:value-type="string">
            <text:p>Exp &lt;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1" office:value-type="boolean" office:boolean-value="false">
            <text:p>FALSE</text:p>
          </table:table-cell>
          <table:table-cell office:value-type="string">
            <text:p>58.86 (ival)</text:p>
          </table:table-cell>
          <table:table-cell office:value-type="string">
            <text:p>ickarus</text:p>
          </table:table-cell>
          <table:table-cell table:style-name="ce12" office:value-type="float" office:value="0.0141641123294246">
            <text:p>0.0141641123</text:p>
          </table:table-cell>
          <table:table-cell office:value-type="string">
            <text:p>deleting from M for fit &lt; 1. After 0-cov provision. THETA_GA = 2000, population = 5000</text:p>
          </table:table-cell>
        </table:table-row>
        <table:table-row table:style-name="ro2" table:number-rows-repeated="1048456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heet2" table:style-name="ta1">
        <office:forms form:automatic-focus="false" form:apply-design-mode="false"/>
        <table:table-column table:style-name="co17" table:default-cell-style-name="Default"/>
        <table:table-column table:style-name="co2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31" table:default-cell-style-name="Default"/>
        <table:table-row table:style-name="ro1">
          <table:table-cell office:value-type="float" office:value="52">
            <text:p>52</text:p>
          </table:table-cell>
          <table:table-cell office:value-type="string">
            <text:p>miltos</text:p>
          </table:table-cell>
          <table:table-cell office:value-type="string">
            <text:p>Exp &lt; 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6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6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7.48 (ival)</text:p>
          </table:table-cell>
          <table:table-cell office:value-type="string">
            <text:p>ickarus</text:p>
          </table:table-cell>
          <table:table-cell office:value-type="float" office:value="0.0192038247584424">
            <text:p>0.0192038248</text:p>
          </table:table-cell>
          <table:table-cell office:value-type="string">
            <text:p>deleting from M.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miltos</text:p>
          </table:table-cell>
          <table:table-cell office:value-type="string">
            <text:p>Exp &lt; 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6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6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7.61 (ival)</text:p>
          </table:table-cell>
          <table:table-cell office:value-type="string">
            <text:p>cora</text:p>
          </table:table-cell>
          <table:table-cell office:value-type="float" office:value="0.018550039">
            <text:p>0.018550039</text:p>
          </table:table-cell>
          <table:table-cell office:value-type="string">
            <text:p>deleting from M, like 48 (before smp integration)</text:p>
          </table:table-cell>
        </table:table-row>
        <table:table-row table:style-name="ro2" table:number-rows-repeated="2">
          <table:table-cell table:number-columns-repeated="7"/>
          <table:table-cell table:style-name="ce6"/>
          <table:table-cell/>
          <table:table-cell table:style-name="ce6" table:number-columns-repeated="2"/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string">
            <text:p>objective coverag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6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6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6.96 (pcut)</text:p>
          </table:table-cell>
          <table:table-cell office:value-type="string">
            <text:p>cora</text:p>
          </table:table-cell>
          <table:table-cell office:value-type="float" office:value="0.0150333349509762">
            <text:p>0.015033335</text:p>
          </table:table-cell>
          <table:table-cell office:value-type="string">
            <text:p>deleting from M.</text:p>
          </table:table-cell>
        </table:table-row>
        <table:table-row table:style-name="ro2">
          <table:table-cell table:number-columns-repeated="7"/>
          <table:table-cell table:style-name="ce6"/>
          <table:table-cell/>
          <table:table-cell table:style-name="ce6" table:number-columns-repeated="2"/>
          <table:table-cell table:number-columns-repeated="5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miltos</text:p>
          </table:table-cell>
          <table:table-cell office:value-type="string">
            <text:p>d !=0 ? Objcov : 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6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6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7.97 (ival)</text:p>
          </table:table-cell>
          <table:table-cell office:value-type="string">
            <text:p>cora</text:p>
          </table:table-cell>
          <table:table-cell office:value-type="float" office:value="0.017763057">
            <text:p>0.017763057</text:p>
          </table:table-cell>
          <table:table-cell office:value-type="string">
            <text:p>deleting from M.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miltos</text:p>
          </table:table-cell>
          <table:table-cell office:value-type="string">
            <text:p>d==0 ? Objcov : 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6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6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8.06 (ival)</text:p>
          </table:table-cell>
          <table:table-cell office:value-type="string">
            <text:p>cora</text:p>
          </table:table-cell>
          <table:table-cell office:value-type="float" office:value="0.0172977549681089">
            <text:p>0.017297755</text:p>
          </table:table-cell>
          <table:table-cell office:value-type="string">
            <text:p>deleting from M.</text:p>
          </table:table-cell>
        </table:table-row>
        <table:table-row table:style-name="ro2">
          <table:table-cell table:number-columns-repeated="7"/>
          <table:table-cell table:style-name="ce6"/>
          <table:table-cell/>
          <table:table-cell table:style-name="ce6" table:number-columns-repeated="2"/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miltos</text:p>
          </table:table-cell>
          <table:table-cell office:value-type="string">
            <text:p>Exp &lt;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6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6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7.20 (ival)</text:p>
          </table:table-cell>
          <table:table-cell office:value-type="string">
            <text:p>cora</text:p>
          </table:table-cell>
          <table:table-cell office:value-type="float" office:value="0.018229267">
            <text:p>0.018229267</text:p>
          </table:table-cell>
          <table:table-cell office:value-type="string">
            <text:p>deleting from M. No harvestAccuracies. Check with 48, 56 for harvest interference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miltos</text:p>
          </table:table-cell>
          <table:table-cell office:value-type="string">
            <text:p>Exp &lt;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6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6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8.43 (ival)</text:p>
          </table:table-cell>
          <table:table-cell office:value-type="string">
            <text:p>cora</text:p>
          </table:table-cell>
          <table:table-cell office:value-type="float" office:value="0.01766299517">
            <text:p>0.0176629952</text:p>
          </table:table-cell>
          <table:table-cell office:value-type="string">
            <text:p>same as 6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miltos</text:p>
          </table:table-cell>
          <table:table-cell office:value-type="string">
            <text:p>Exp &lt;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6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6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8.49 (ival)</text:p>
          </table:table-cell>
          <table:table-cell office:value-type="string">
            <text:p>cora</text:p>
          </table:table-cell>
          <table:table-cell office:value-type="float" office:value="0.018586798">
            <text:p>0.018586798</text:p>
          </table:table-cell>
          <table:table-cell office:value-type="string">
            <text:p>deleting from M. just like 36 but correctly (before smp integration)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miltos</text:p>
          </table:table-cell>
          <table:table-cell office:value-type="string">
            <text:p>Exp &lt;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6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6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8.65 (ival)</text:p>
          </table:table-cell>
          <table:table-cell office:value-type="string">
            <text:p>cora</text:p>
          </table:table-cell>
          <table:table-cell office:value-type="float" office:value="0.019081897">
            <text:p>0.019081897</text:p>
          </table:table-cell>
          <table:table-cell office:value-type="string">
            <text:p>Just like 48 (before smp integration)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miltos</text:p>
          </table:table-cell>
          <table:table-cell office:value-type="string">
            <text:p>Exp &lt;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6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6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8.44 (ival)</text:p>
          </table:table-cell>
          <table:table-cell office:value-type="string">
            <text:p>cora</text:p>
          </table:table-cell>
          <table:table-cell office:value-type="float" office:value="0.0180065521435543">
            <text:p>0.0180065521</text:p>
          </table:table-cell>
          <table:table-cell office:value-type="string">
            <text:p>deleting from M, just like 52. εδω κρινεται αν εχει παιχτει μαλακια στο smp integration</text:p>
          </table:table-cell>
        </table:table-row>
        <table:table-row table:style-name="ro2">
          <table:table-cell table:number-columns-repeated="7"/>
          <table:table-cell table:style-name="ce6"/>
          <table:table-cell/>
          <table:table-cell table:style-name="ce6" table:number-columns-repeated="2"/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miltos</text:p>
          </table:table-cell>
          <table:table-cell office:value-type="string">
            <text:p>Exp &lt; THETA_DE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6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6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8.25 (ival)</text:p>
          </table:table-cell>
          <table:table-cell office:value-type="string">
            <text:p>cora</text:p>
          </table:table-cell>
          <table:table-cell office:value-type="float" office:value="0.01876094844179">
            <text:p>0.0187609484</text:p>
          </table:table-cell>
          <table:table-cell office:value-type="string">
            <text:p>deleting from M.</text:p>
          </table:table-cell>
        </table:table-row>
        <table:table-row table:style-name="ro2">
          <table:table-cell table:number-columns-repeated="7"/>
          <table:table-cell table:style-name="ce6"/>
          <table:table-cell/>
          <table:table-cell table:style-name="ce6" table:number-columns-repeated="2"/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Miltos + f &lt; δ * &lt;F&gt;</text:p>
          </table:table-cell>
          <table:table-cell office:value-type="string">
            <text:p>Exp &lt;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6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6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9.195 (ival)</text:p>
          </table:table-cell>
          <table:table-cell office:value-type="string">
            <text:p>ickarus</text:p>
          </table:table-cell>
          <table:table-cell office:value-type="float" office:value="0.015693337221383">
            <text:p>0.0156933372</text:p>
          </table:table-cell>
          <table:table-cell office:value-type="string">
            <text:p>deleting from M.</text:p>
          </table:table-cell>
        </table:table-row>
        <table:table-row table:style-name="ro2">
          <table:table-cell table:number-columns-repeated="7"/>
          <table:table-cell table:style-name="ce6"/>
          <table:table-cell/>
          <table:table-cell table:style-name="ce6" table:number-columns-repeated="2"/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Miltos + e^(ns – 1) * 2 ^(1 / fit – 1)</text:p>
          </table:table-cell>
          <table:table-cell office:value-type="string">
            <text:p>Exp &lt;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6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6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8.98 (ival)</text:p>
          </table:table-cell>
          <table:table-cell office:value-type="string">
            <text:p>cora</text:p>
          </table:table-cell>
          <table:table-cell office:value-type="float" office:value="0.013247074">
            <text:p>0.013247074</text:p>
          </table:table-cell>
          <table:table-cell office:value-type="string">
            <text:p>deleting from M.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Miltos + e^(ns – 1) * (2^ (1 / fit) – 1)</text:p>
          </table:table-cell>
          <table:table-cell office:value-type="string">
            <text:p>Exp &lt;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6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6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7.27 (ival)</text:p>
          </table:table-cell>
          <table:table-cell office:value-type="string">
            <text:p>cora</text:p>
          </table:table-cell>
          <table:table-cell office:value-type="float" office:value="0.01382869">
            <text:p>0.01382869</text:p>
          </table:table-cell>
          <table:table-cell office:value-type="string">
            <text:p>deleting from M. No harvestAccuracies. 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style-name="ce5" office:value-type="string">
            <text:p>Miltos + objCov + e^(ns – 1) * (2^ (1 / fit) – 1)</text:p>
          </table:table-cell>
          <table:table-cell office:value-type="string">
            <text:p>Exp &lt;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6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6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9.27 (ival)</text:p>
          </table:table-cell>
          <table:table-cell office:value-type="string">
            <text:p>cora</text:p>
          </table:table-cell>
          <table:table-cell office:value-type="float" office:value="0.014017356097">
            <text:p>0.0140173561</text:p>
          </table:table-cell>
          <table:table-cell office:value-type="string">
            <text:p>deleting from M. No harvestAccuracies. </text:p>
          </table:table-cell>
        </table:table-row>
        <table:table-row table:style-name="ro2">
          <table:table-cell/>
          <table:table-cell table:style-name="ce5"/>
          <table:table-cell table:number-columns-repeated="5"/>
          <table:table-cell table:style-name="ce6"/>
          <table:table-cell/>
          <table:table-cell table:style-name="ce6" table:number-columns-repeated="2"/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table:style-name="ce5" office:value-type="string">
            <text:p>Miltos + objCov + e^(ns – 1) * (2^ (1 / fit) – 1)</text:p>
          </table:table-cell>
          <table:table-cell office:value-type="string">
            <text:p>d !=0 ? Objcov : 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6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6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9.267 (ival)</text:p>
          </table:table-cell>
          <table:table-cell office:value-type="string">
            <text:p>cora</text:p>
          </table:table-cell>
          <table:table-cell office:value-type="float" office:value="0.0136308886064">
            <text:p>0.0136308886</text:p>
          </table:table-cell>
          <table:table-cell table:style-name="ce5" office:value-type="string">
            <text:p>deleting from M. No harvestAccuracies. </text:p>
          </table:table-cell>
        </table:table-row>
        <table:table-row table:style-name="ro2" table:number-rows-repeated="104854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heet3" table:style-name="ta1">
        <table:table-column table:style-name="co17" table:default-cell-style-name="Default"/>
        <table:table-column table:style-name="co2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4"/>
        <table:table-column table:style-name="co22" table:default-cell-style-name="Default"/>
        <table:table-column table:style-name="co21" table:number-columns-repeated="2" table:default-cell-style-name="ce4"/>
        <table:table-column table:style-name="co23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28" table:default-cell-style-name="Default"/>
        <table:table-row table:style-name="ro1">
          <table:table-cell office:value-type="float" office:value="46">
            <text:p>46</text:p>
          </table:table-cell>
          <table:table-cell office:value-type="string">
            <text:p>miltos</text:p>
          </table:table-cell>
          <table:table-cell office:value-type="string">
            <text:p>Exp &lt; 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7.83 (ival)</text:p>
          </table:table-cell>
          <table:table-cell office:value-type="string">
            <text:p>ickarus</text:p>
          </table:table-cell>
          <table:table-cell office:value-type="float" office:value="0.027303329">
            <text:p>0.027303329</text:p>
          </table:table-cell>
          <table:table-cell office:value-type="string">
            <text:p>deleting from C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miltos</text:p>
          </table:table-cell>
          <table:table-cell office:value-type="string">
            <text:p>Exp &lt; 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7.58 (ival)</text:p>
          </table:table-cell>
          <table:table-cell office:value-type="string">
            <text:p>cora</text:p>
          </table:table-cell>
          <table:table-cell office:value-type="float" office:value="0.0184350058590675">
            <text:p>0.0184350059</text:p>
          </table:table-cell>
          <table:table-cell office:value-type="string">
            <text:p>deleting from !C.</text:p>
          </table:table-cell>
        </table:table-row>
        <table:table-row table:style-name="ro2">
          <table:table-cell table:number-columns-repeated="16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string">
            <text:p>objective coverag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DNF</text:p>
          </table:table-cell>
          <table:table-cell office:value-type="string">
            <text:p>ickarus</text:p>
          </table:table-cell>
          <table:table-cell/>
          <table:table-cell office:value-type="string">
            <text:p>deleting from C. χαμηλό accuracy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7.14 (ival)</text:p>
          </table:table-cell>
          <table:table-cell office:value-type="string">
            <text:p>ickarus</text:p>
          </table:table-cell>
          <table:table-cell office:value-type="float" office:value="0.028908276">
            <text:p>0.028908276</text:p>
          </table:table-cell>
          <table:table-cell office:value-type="string">
            <text:p>deleting from C.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7.37 (ival)</text:p>
          </table:table-cell>
          <table:table-cell office:value-type="string">
            <text:p>ickarus</text:p>
          </table:table-cell>
          <table:table-cell office:value-type="float" office:value="0.0179346552360842">
            <text:p>0.0179346552</text:p>
          </table:table-cell>
          <table:table-cell office:value-type="string">
            <text:p>deleting from M4, !C</text:p>
          </table:table-cell>
        </table:table-row>
        <table:table-row table:style-name="ro2">
          <table:table-cell table:number-columns-repeated="16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miltos</text:p>
          </table:table-cell>
          <table:table-cell office:value-type="string">
            <text:p>Exp &lt;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8.47 (ival)</text:p>
          </table:table-cell>
          <table:table-cell office:value-type="string">
            <text:p>cora</text:p>
          </table:table-cell>
          <table:table-cell office:value-type="float" office:value="0.0320946446744526">
            <text:p>0.0320946447</text:p>
          </table:table-cell>
          <table:table-cell office:value-type="string">
            <text:p>deleting from C. (check 46, 49, large cov)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style-name="ce3" office:value-type="string">
            <text:p>Miltos + e^(ns – 1) * 2 ^(1 / fit – 1)</text:p>
          </table:table-cell>
          <table:table-cell office:value-type="string">
            <text:p>Exp &lt;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7.45 (ival)</text:p>
          </table:table-cell>
          <table:table-cell office:value-type="string">
            <text:p>cora</text:p>
          </table:table-cell>
          <table:table-cell office:value-type="float" office:value="0.0226472788888844">
            <text:p>0.0226472789</text:p>
          </table:table-cell>
          <table:table-cell office:value-type="string">
            <text:p>deleting from C.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miltos</text:p>
          </table:table-cell>
          <table:table-cell office:value-type="string">
            <text:p>Exp &lt;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6.87 (ival)</text:p>
          </table:table-cell>
          <table:table-cell office:value-type="string">
            <text:p>cora</text:p>
          </table:table-cell>
          <table:table-cell office:value-type="float" office:value="0.022262613">
            <text:p>0.022262613</text:p>
          </table:table-cell>
          <table:table-cell office:value-type="string">
            <text:p>deleting from !C.</text:p>
          </table:table-cell>
        </table:table-row>
        <table:table-row table:style-name="ro2">
          <table:table-cell table:number-columns-repeated="16"/>
        </table:table-row>
        <table:table-row table:style-name="ro1">
          <table:table-cell office:value-type="float" office:value="65">
            <text:p>65</text:p>
          </table:table-cell>
          <table:table-cell table:style-name="ce3" office:value-type="string">
            <text:p>miltos with objective coverage</text:p>
          </table:table-cell>
          <table:table-cell office:value-type="string">
            <text:p>d !=0 ? Objcov : 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old</text:p>
          </table:table-cell>
          <table:table-cell office:value-type="string">
            <text:p>multipoint</text:p>
          </table:table-cell>
          <table:table-cell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8.47 (ival)</text:p>
          </table:table-cell>
          <table:table-cell office:value-type="string">
            <text:p>cora</text:p>
          </table:table-cell>
          <table:table-cell office:value-type="float" office:value="0.0172162523444">
            <text:p>0.0172162523</text:p>
          </table:table-cell>
          <table:table-cell office:value-type="string">
            <text:p>deleting from M, C5. No harvestAccracies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Miltos + objCov + e^(ns – 1) * (2^ (1 / fit) – 1)</text:p>
          </table:table-cell>
          <table:table-cell office:value-type="string">
            <text:p>d !=0 ? Objcov : 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old</text:p>
          </table:table-cell>
          <table:table-cell office:value-type="string">
            <text:p>multipoint</text:p>
          </table:table-cell>
          <table:table-cell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9.71 (ival)</text:p>
          </table:table-cell>
          <table:table-cell office:value-type="string">
            <text:p>cora</text:p>
          </table:table-cell>
          <table:table-cell office:value-type="float" office:value="0.014167667">
            <text:p>0.014167667</text:p>
          </table:table-cell>
          <table:table-cell table:style-name="ce3" office:value-type="string">
            <text:p>deleting from M, C5. No harvestAccracies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Miltos + objCov + e^(ns – 1) * (2^ (1 / fit) – 1)</text:p>
          </table:table-cell>
          <table:table-cell office:value-type="string">
            <text:p>d !=0 ? Objcov : 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9.08 (ival)</text:p>
          </table:table-cell>
          <table:table-cell office:value-type="string">
            <text:p>cora</text:p>
          </table:table-cell>
          <table:table-cell office:value-type="float" office:value="0.013450592644">
            <text:p>0.0134505926</text:p>
          </table:table-cell>
          <table:table-cell table:style-name="ce3" office:value-type="string">
            <text:p>deleting from M, C5. No harvestAccracies</text:p>
          </table:table-cell>
        </table:table-row>
        <table:table-row table:style-name="ro3">
          <table:table-cell table:number-columns-repeated="7"/>
          <table:table-cell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miltos</text:p>
          </table:table-cell>
          <table:table-cell office:value-type="string">
            <text:p>Exp &lt;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office:value-type="boolean" office:boolean-value="false">
            <text:p>FALSE</text:p>
          </table:table-cell>
          <table:table-cell office:value-type="string">
            <text:p>emotions</text:p>
          </table:table-cell>
          <table:table-cell office:value-type="string">
            <text:p>57.86 (ival)</text:p>
          </table:table-cell>
          <table:table-cell office:value-type="string">
            <text:p>cora</text:p>
          </table:table-cell>
          <table:table-cell office:value-type="float" office:value="0.0184833734">
            <text:p>0.0184833734</text:p>
          </table:table-cell>
          <table:table-cell office:value-type="string">
            <text:p>deleting from M, C5. No harvestAccruracies. Θα μπορουσε να ειναι 58.25</text:p>
          </table:table-cell>
        </table:table-row>
      </table:table>
      <table:table table:name="Sheet4" table:style-name="ta1">
        <office:forms form:automatic-focus="false" form:apply-design-mode="false"/>
        <table:table-column table:style-name="co17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number-columns-repeated="2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10" table:default-cell-style-name="Default"/>
        <table:table-row table:style-name="ro1">
          <table:table-cell office:value-type="float" office:value="61">
            <text:p>61</text:p>
          </table:table-cell>
          <table:table-cell office:value-type="string">
            <text:p>miltos</text:p>
          </table:table-cell>
          <table:table-cell office:value-type="string">
            <text:p>Exp &lt;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office:value-type="float" office:value="58.47">
            <text:p>58.47</text:p>
          </table:table-cell>
          <table:table-cell office:value-type="float" office:value="0.0320946446744526">
            <text:p>0.0320946447</text:p>
          </table:table-cell>
          <table:table-cell office:value-type="string">
            <text:p>deleting from C. (check 46, 49, large cov)</text:p>
          </table:table-cell>
          <table:table-cell table:number-columns-repeated="1007"/>
          <table:table-cell/>
          <table:table-cell/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office:value-type="float" office:value="57.14">
            <text:p>57.14</text:p>
          </table:table-cell>
          <table:table-cell office:value-type="float" office:value="0.028908276">
            <text:p>0.028908276</text:p>
          </table:table-cell>
          <table:table-cell office:value-type="string">
            <text:p>deleting from C.</text:p>
          </table:table-cell>
          <table:table-cell table:number-columns-repeated="1010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miltos</text:p>
          </table:table-cell>
          <table:table-cell office:value-type="string">
            <text:p>Exp &lt; 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office:value-type="float" office:value="57.83">
            <text:p>57.83</text:p>
          </table:table-cell>
          <table:table-cell office:value-type="float" office:value="0.027303329">
            <text:p>0.027303329</text:p>
          </table:table-cell>
          <table:table-cell office:value-type="string">
            <text:p>deleting from C</text:p>
          </table:table-cell>
          <table:table-cell table:number-columns-repeated="1010"/>
        </table:table-row>
        <table:table-row table:style-name="ro1">
          <table:table-cell office:value-type="float" office:value="62">
            <text:p>62</text:p>
          </table:table-cell>
          <table:table-cell table:style-name="ce3" office:value-type="string">
            <text:p>Miltos + e^(ns – 1) * 2 ^(1 / fit – 1)</text:p>
          </table:table-cell>
          <table:table-cell office:value-type="string">
            <text:p>Exp &lt;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office:value-type="float" office:value="57.45">
            <text:p>57.45</text:p>
          </table:table-cell>
          <table:table-cell office:value-type="float" office:value="0.0226472788888844">
            <text:p>0.0226472789</text:p>
          </table:table-cell>
          <table:table-cell office:value-type="string">
            <text:p>deleting from C.</text:p>
          </table:table-cell>
          <table:table-cell table:number-columns-repeated="1010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miltos</text:p>
          </table:table-cell>
          <table:table-cell office:value-type="string">
            <text:p>Exp &lt;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office:value-type="float" office:value="56.87">
            <text:p>56.87</text:p>
          </table:table-cell>
          <table:table-cell office:value-type="float" office:value="0.022262613">
            <text:p>0.022262613</text:p>
          </table:table-cell>
          <table:table-cell office:value-type="string">
            <text:p>deleting from !C.</text:p>
          </table:table-cell>
          <table:table-cell table:number-columns-repeated="1010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miltos</text:p>
          </table:table-cell>
          <table:table-cell office:value-type="string">
            <text:p>Exp &lt;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office:value-type="float" office:value="58.65">
            <text:p>58.65</text:p>
          </table:table-cell>
          <table:table-cell office:value-type="float" office:value="0.019081897">
            <text:p>0.019081897</text:p>
          </table:table-cell>
          <table:table-cell office:value-type="string">
            <text:p>Just like 48 (before smp integration)</text:p>
          </table:table-cell>
          <table:table-cell table:number-columns-repeated="1010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miltos</text:p>
          </table:table-cell>
          <table:table-cell office:value-type="string">
            <text:p>Exp &lt; 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office:value-type="float" office:value="57.48">
            <text:p>57.48</text:p>
          </table:table-cell>
          <table:table-cell office:value-type="float" office:value="0.0192038247584424">
            <text:p>0.0192038248</text:p>
          </table:table-cell>
          <table:table-cell office:value-type="string">
            <text:p>deleting from M.</text:p>
          </table:table-cell>
          <table:table-cell table:number-columns-repeated="1010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miltos</text:p>
          </table:table-cell>
          <table:table-cell office:value-type="string">
            <text:p>Exp &lt; THETA_DE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office:value-type="float" office:value="58.25">
            <text:p>58.25</text:p>
          </table:table-cell>
          <table:table-cell office:value-type="float" office:value="0.01876094844179">
            <text:p>0.0187609484</text:p>
          </table:table-cell>
          <table:table-cell office:value-type="string">
            <text:p>deleting from M.</text:p>
          </table:table-cell>
          <table:table-cell table:number-columns-repeated="1010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miltos</text:p>
          </table:table-cell>
          <table:table-cell office:value-type="string">
            <text:p>Exp &lt;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office:value-type="float" office:value="58.49">
            <text:p>58.49</text:p>
          </table:table-cell>
          <table:table-cell office:value-type="float" office:value="0.018586798">
            <text:p>0.018586798</text:p>
          </table:table-cell>
          <table:table-cell office:value-type="string">
            <text:p>deleting from M. just like 36 but correctly (before smp integration)</text:p>
          </table:table-cell>
          <table:table-cell table:number-columns-repeated="1007"/>
          <table:table-cell/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miltos</text:p>
          </table:table-cell>
          <table:table-cell office:value-type="string">
            <text:p>Exp &lt;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office:value-type="float" office:value="57.86">
            <text:p>57.86</text:p>
          </table:table-cell>
          <table:table-cell office:value-type="float" office:value="0.0184833734">
            <text:p>0.0184833734</text:p>
          </table:table-cell>
          <table:table-cell office:value-type="string">
            <text:p>deleting from M, C5. No harvestAccruracies. Θα μπορουσε να ειναι 58.25</text:p>
          </table:table-cell>
          <table:table-cell table:number-columns-repeated="1007"/>
          <table:table-cell/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miltos</text:p>
          </table:table-cell>
          <table:table-cell office:value-type="string">
            <text:p>Exp &lt; 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office:value-type="float" office:value="57.61">
            <text:p>57.61</text:p>
          </table:table-cell>
          <table:table-cell office:value-type="float" office:value="0.018550039">
            <text:p>0.018550039</text:p>
          </table:table-cell>
          <table:table-cell office:value-type="string">
            <text:p>deleting from M, like 48 (before smp integration)</text:p>
          </table:table-cell>
          <table:table-cell table:number-columns-repeated="1007"/>
          <table:table-cell/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miltos</text:p>
          </table:table-cell>
          <table:table-cell office:value-type="string">
            <text:p>Exp &lt; 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office:value-type="float" office:value="57.58">
            <text:p>57.58</text:p>
          </table:table-cell>
          <table:table-cell office:value-type="float" office:value="0.0184350058590675">
            <text:p>0.0184350059</text:p>
          </table:table-cell>
          <table:table-cell office:value-type="string">
            <text:p>deleting from !C.</text:p>
          </table:table-cell>
          <table:table-cell table:number-columns-repeated="1007"/>
          <table:table-cell/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miltos</text:p>
          </table:table-cell>
          <table:table-cell office:value-type="string">
            <text:p>Exp &lt;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office:value-type="float" office:value="58.44">
            <text:p>58.44</text:p>
          </table:table-cell>
          <table:table-cell office:value-type="float" office:value="0.0180065521435543">
            <text:p>0.0180065521</text:p>
          </table:table-cell>
          <table:table-cell office:value-type="string">
            <text:p>deleting from M, just like 52. εδω κρινεται αν εχει παιχτει μαλακια στο smp integration</text:p>
          </table:table-cell>
          <table:table-cell table:number-columns-repeated="1007"/>
          <table:table-cell/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miltos</text:p>
          </table:table-cell>
          <table:table-cell office:value-type="string">
            <text:p>Exp &lt;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office:value-type="float" office:value="57.2">
            <text:p>57.2</text:p>
          </table:table-cell>
          <table:table-cell office:value-type="float" office:value="0.018229267">
            <text:p>0.018229267</text:p>
          </table:table-cell>
          <table:table-cell office:value-type="string">
            <text:p>deleting from M. No harvestAccuracies. Check with 48, 56 for harvest interference</text:p>
          </table:table-cell>
          <table:table-cell table:number-columns-repeated="1007"/>
          <table:table-cell/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miltos</text:p>
          </table:table-cell>
          <table:table-cell office:value-type="string">
            <text:p>Exp &lt;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office:value-type="float" office:value="58.43">
            <text:p>58.43</text:p>
          </table:table-cell>
          <table:table-cell office:value-type="float" office:value="0.01766299517">
            <text:p>0.0176629952</text:p>
          </table:table-cell>
          <table:table-cell office:value-type="string">
            <text:p>same as 67</text:p>
          </table:table-cell>
          <table:table-cell table:number-columns-repeated="1007"/>
          <table:table-cell/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miltos</text:p>
          </table:table-cell>
          <table:table-cell office:value-type="string">
            <text:p>d !=0 ? Objcov : 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office:value-type="float" office:value="57.97">
            <text:p>57.97</text:p>
          </table:table-cell>
          <table:table-cell office:value-type="float" office:value="0.017763057">
            <text:p>0.017763057</text:p>
          </table:table-cell>
          <table:table-cell office:value-type="string">
            <text:p>deleting from M.</text:p>
          </table:table-cell>
          <table:table-cell table:number-columns-repeated="1007"/>
          <table:table-cell/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miltos</text:p>
          </table:table-cell>
          <table:table-cell office:value-type="string">
            <text:p>objective coverag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office:value-type="float" office:value="57.37">
            <text:p>57.37</text:p>
          </table:table-cell>
          <table:table-cell office:value-type="float" office:value="0.0179346552360842">
            <text:p>0.0179346552</text:p>
          </table:table-cell>
          <table:table-cell office:value-type="string">
            <text:p>deleting from M4, !C</text:p>
          </table:table-cell>
          <table:table-cell table:number-columns-repeated="1007"/>
          <table:table-cell/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style-name="ce3" office:value-type="string">
            <text:p>miltos with objective coverage</text:p>
          </table:table-cell>
          <table:table-cell office:value-type="string">
            <text:p>d !=0 ? Objcov : 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old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office:value-type="float" office:value="58.47">
            <text:p>58.47</text:p>
          </table:table-cell>
          <table:table-cell office:value-type="float" office:value="0.0172162523444">
            <text:p>0.0172162523</text:p>
          </table:table-cell>
          <table:table-cell office:value-type="string">
            <text:p>deleting from M, C5. No harvestAccracies</text:p>
          </table:table-cell>
          <table:table-cell table:number-columns-repeated="1007"/>
          <table:table-cell/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miltos</text:p>
          </table:table-cell>
          <table:table-cell office:value-type="string">
            <text:p>d==0 ? Objcov : 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office:value-type="float" office:value="58.06">
            <text:p>58.06</text:p>
          </table:table-cell>
          <table:table-cell office:value-type="float" office:value="0.0172977549681089">
            <text:p>0.017297755</text:p>
          </table:table-cell>
          <table:table-cell office:value-type="string">
            <text:p>deleting from M.</text:p>
          </table:table-cell>
          <table:table-cell table:number-columns-repeated="1007"/>
          <table:table-cell/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Miltos + f &lt; δ * &lt;F&gt;</text:p>
          </table:table-cell>
          <table:table-cell office:value-type="string">
            <text:p>Exp &lt;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office:value-type="float" office:value="59.195">
            <text:p>59.195</text:p>
          </table:table-cell>
          <table:table-cell office:value-type="float" office:value="0.015693337221383">
            <text:p>0.0156933372</text:p>
          </table:table-cell>
          <table:table-cell office:value-type="string">
            <text:p>deleting from M.</text:p>
          </table:table-cell>
          <table:table-cell table:number-columns-repeated="1007"/>
          <table:table-cell/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string">
            <text:p>objective coverag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office:value-type="float" office:value="56.96">
            <text:p>56.96</text:p>
          </table:table-cell>
          <table:table-cell office:value-type="float" office:value="0.0150333349509762">
            <text:p>0.015033335</text:p>
          </table:table-cell>
          <table:table-cell office:value-type="string">
            <text:p>deleting from M.</text:p>
          </table:table-cell>
          <table:table-cell table:number-columns-repeated="1007"/>
          <table:table-cell/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Miltos + objCov + e^(ns – 1) * (2^ (1 / fit) – 1)</text:p>
          </table:table-cell>
          <table:table-cell office:value-type="string">
            <text:p>d !=0 ? Objcov : 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old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office:value-type="float" office:value="59.71">
            <text:p>59.71</text:p>
          </table:table-cell>
          <table:table-cell office:value-type="float" office:value="0.014167667">
            <text:p>0.014167667</text:p>
          </table:table-cell>
          <table:table-cell table:style-name="ce3" office:value-type="string">
            <text:p>deleting from M, C5. No harvestAccracies</text:p>
          </table:table-cell>
          <table:table-cell table:number-columns-repeated="1007"/>
          <table:table-cell/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style-name="ce3" office:value-type="string">
            <text:p>Miltos + objCov + e^(ns – 1) * (2^ (1 / fit) – 1)</text:p>
          </table:table-cell>
          <table:table-cell office:value-type="string">
            <text:p>Exp &lt;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office:value-type="float" office:value="59.27">
            <text:p>59.27</text:p>
          </table:table-cell>
          <table:table-cell office:value-type="float" office:value="0.014017356097">
            <text:p>0.0140173561</text:p>
          </table:table-cell>
          <table:table-cell office:value-type="string">
            <text:p>deleting from M. No harvestAccuracies. </text:p>
          </table:table-cell>
          <table:table-cell table:number-columns-repeated="1007"/>
          <table:table-cell/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style-name="ce3" office:value-type="string">
            <text:p>Miltos + objCov + e^(ns – 1) * (2^ (1 / fit) – 1)</text:p>
          </table:table-cell>
          <table:table-cell office:value-type="string">
            <text:p>d !=0 ? Objcov : 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office:value-type="float" office:value="59.267">
            <text:p>59.267</text:p>
          </table:table-cell>
          <table:table-cell office:value-type="float" office:value="0.0136308886064">
            <text:p>0.0136308886</text:p>
          </table:table-cell>
          <table:table-cell table:style-name="ce3" office:value-type="string">
            <text:p>deleting from M. No harvestAccuracies. </text:p>
          </table:table-cell>
          <table:table-cell table:number-columns-repeated="1007"/>
          <table:table-cell/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Miltos + objCov + e^(ns – 1) * (2^ (1 / fit) – 1)</text:p>
          </table:table-cell>
          <table:table-cell office:value-type="string">
            <text:p>d !=0 ? Objcov : 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office:value-type="float" office:value="59.08">
            <text:p>59.08</text:p>
          </table:table-cell>
          <table:table-cell office:value-type="float" office:value="0.013450592644">
            <text:p>0.0134505926</text:p>
          </table:table-cell>
          <table:table-cell table:style-name="ce3" office:value-type="string">
            <text:p>deleting from M, C5. No harvestAccracies</text:p>
          </table:table-cell>
          <table:table-cell table:number-columns-repeated="1007"/>
          <table:table-cell/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Miltos + e^(ns – 1) * (2^ (1 / fit) – 1)</text:p>
          </table:table-cell>
          <table:table-cell office:value-type="string">
            <text:p>Exp &lt;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office:value-type="float" office:value="57.27">
            <text:p>57.27</text:p>
          </table:table-cell>
          <table:table-cell office:value-type="float" office:value="0.01382869">
            <text:p>0.01382869</text:p>
          </table:table-cell>
          <table:table-cell office:value-type="string">
            <text:p>deleting from M. No harvestAccuracies. </text:p>
          </table:table-cell>
          <table:table-cell table:number-columns-repeated="1007"/>
          <table:table-cell/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Miltos + e^(ns – 1) * 2 ^(1 / fit – 1)</text:p>
          </table:table-cell>
          <table:table-cell office:value-type="string">
            <text:p>D&lt;0 ? Objcov : exp ΔΗΛ Exp &lt;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office:value-type="float" office:value="58.98">
            <text:p>58.98</text:p>
          </table:table-cell>
          <table:table-cell office:value-type="float" office:value="0.013247074">
            <text:p>0.013247074</text:p>
          </table:table-cell>
          <table:table-cell office:value-type="string">
            <text:p>deleting from M.</text:p>
          </table:table-cell>
          <table:table-cell table:number-columns-repeated="1010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string">
            <text:p>objective coverag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eleting from C. χαμηλό accuracy</text:p>
          </table:table-cell>
          <table:table-cell table:number-columns-repeated="1010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miltos</text:p>
          </table:table-cell>
          <table:table-cell office:value-type="string">
            <text:p>Exp &lt; 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office:value-type="float" office:value="58.63">
            <text:p>58.63</text:p>
          </table:table-cell>
          <table:table-cell/>
          <table:table-cell office:value-type="string">
            <text:p>delete from incorrectsets, after smp integration. Βασικα απο το M αλλα για καθε C κυκλο. Δες τα επομενα δυο πειραματα</text:p>
          </table:table-cell>
          <table:table-cell table:number-columns-repeated="1010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iltos + (e^ns) / fit για exp &lt; THETA_DEL</text:p>
          </table:table-cell>
          <table:table-cell table:style-name="ce3" office:value-type="string">
            <text:p>objective coverag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office:value-type="float" office:value="58.06">
            <text:p>58.06</text:p>
          </table:table-cell>
          <table:table-cell/>
          <table:table-cell office:value-type="string">
            <text:p>deleting from !C. Διαγραφή όπως στο 43 ομως. Αρα δε διαγραφω απο τα !C.</text:p>
          </table:table-cell>
          <table:table-cell table:number-columns-repeated="1010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miltos</text:p>
          </table:table-cell>
          <table:table-cell office:value-type="string">
            <text:p>Exp &lt; 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office:value-type="float" office:value="57.94">
            <text:p>57.94</text:p>
          </table:table-cell>
          <table:table-cell/>
          <table:table-cell office:value-type="string">
            <text:p>SMP. same as 43, but deleting from M. Μια φορά για κάθε Μ.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table:style-name="ce4"/>
          <table:table-cell/>
          <table:table-cell table:style-name="ce4" table:number-columns-repeated="2"/>
          <table:table-cell table:number-columns-repeated="1013"/>
        </table:table-row>
        <table:table-row table:style-name="ro2" table:number-rows-repeated="4">
          <table:table-cell table:number-columns-repeated="7"/>
          <table:table-cell table:style-name="ce4"/>
          <table:table-cell/>
          <table:table-cell table:style-name="ce4" table:number-columns-repeated="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number-columns-repeated="7"/>
          <table:table-cell table:style-name="ce4"/>
          <table:table-cell/>
          <table:table-cell table:style-name="ce4" table:number-columns-repeated="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4"/>
          <table:table-cell/>
          <table:table-cell table:style-name="ce4" table:number-columns-repeated="2"/>
          <table:table-cell table:number-columns-repeated="2"/>
          <table:table-cell table:style-name="ce3"/>
          <table:table-cell table:number-columns-repeated="1010"/>
        </table:table-row>
        <table:table-row table:style-name="ro2">
          <table:table-cell/>
          <table:table-cell table:style-name="ce3"/>
          <table:table-cell table:number-columns-repeated="5"/>
          <table:table-cell table:style-name="ce4"/>
          <table:table-cell/>
          <table:table-cell table:style-name="ce4" table:number-columns-repeated="2"/>
          <table:table-cell table:number-columns-repeated="1013"/>
        </table:table-row>
        <table:table-row table:style-name="ro2">
          <table:table-cell table:number-columns-repeated="7"/>
          <table:table-cell table:style-name="ce4"/>
          <table:table-cell/>
          <table:table-cell table:style-name="ce4" table:number-columns-repeated="2"/>
          <table:table-cell table:number-columns-repeated="1013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3" table:target-range-address="Sheet4.A1:Sheet4.AMG1048576" table:contains-header="false">
          <table:sort>
            <table:sort-by table:field-number="1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1">00/00/0000</text:date>, <text:time style:data-style-name="N2" text:time-value="0000-00-00T01:42:1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9T15:28:51</meta:creation-date>
    <dc:date>2013-03-01T01:45:29</dc:date>
    <meta:editing-duration>P1DT3H27M31S</meta:editing-duration>
    <meta:editing-cycles>161</meta:editing-cycles>
    <meta:generator>LibreOffice/3.6$Linux_x86 LibreOffice_project/360m1$Build-2</meta:generator>
    <meta:document-statistic meta:table-count="4" meta:cell-count="2030" meta:object-count="0"/>
  </office:meta>
</office:document-meta>
</file>